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8pt" style:text-underline-style="solid" style:text-underline-width="auto" style:text-underline-color="font-color" officeooo:rsid="0017892d" officeooo:paragraph-rsid="0017892d" style:font-size-asian="18pt" style:font-size-complex="18pt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style:text-underline-style="none" officeooo:rsid="002087e2" officeooo:paragraph-rsid="002087e2" style:font-size-asian="18pt" style:font-size-complex="18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17892d" officeooo:paragraph-rsid="0017892d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17892d" officeooo:paragraph-rsid="00196061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17892d" officeooo:paragraph-rsid="0024dd90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196061" officeooo:paragraph-rsid="00196061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2769ac" officeooo:paragraph-rsid="002769ac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fo:font-weight="bold" officeooo:rsid="0017892d" officeooo:paragraph-rsid="0017892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officeooo:rsid="0017892d" officeooo:paragraph-rsid="0017892d" style:font-size-asian="12.25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style:text-underline-style="none" officeooo:rsid="0017892d" officeooo:paragraph-rsid="0017892d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style:text-underline-style="none" officeooo:rsid="0017892d" officeooo:paragraph-rsid="00196061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style:text-underline-style="none" officeooo:rsid="00196061" officeooo:paragraph-rsid="00196061" style:font-size-asian="14pt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style:text-underline-style="none" officeooo:rsid="0017892d" officeooo:paragraph-rsid="0017892d" style:font-size-asian="12.25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fo:color="#2a6099" fo:font-size="18pt" style:text-underline-style="solid" style:text-underline-width="auto" style:text-underline-color="font-color" officeooo:rsid="0017892d" officeooo:paragraph-rsid="0017892d" style:font-size-asian="18pt" style:font-size-complex="18pt"/>
    </style:style>
    <style:style style:name="P15" style:family="paragraph" style:parent-style-name="Standard">
      <style:paragraph-properties fo:line-height="115%" fo:text-align="center" style:justify-single-word="false"/>
      <style:text-properties fo:font-size="25pt" officeooo:rsid="0017892d" officeooo:paragraph-rsid="0017892d" style:font-size-asian="25pt" style:font-size-complex="25pt"/>
    </style:style>
    <style:style style:name="P16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17892d" officeooo:paragraph-rsid="002a1bd3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96061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96061" style:font-weight-asian="normal" style:font-weight-complex="normal"/>
    </style:style>
    <style:style style:name="T6" style:family="text">
      <style:text-properties style:text-underline-style="none" fo:font-weight="normal" officeooo:rsid="00253d83" style:font-weight-asian="normal" style:font-weight-complex="normal"/>
    </style:style>
    <style:style style:name="T7" style:family="text">
      <style:text-properties style:text-underline-style="none" fo:font-weight="normal" officeooo:rsid="0025b055" style:font-weight-asian="normal" style:font-weight-complex="normal"/>
    </style:style>
    <style:style style:name="T8" style:family="text">
      <style:text-properties style:text-underline-style="none" fo:font-weight="normal" officeooo:rsid="002a16e1" style:font-weight-asian="normal" style:font-weight-complex="normal"/>
    </style:style>
    <style:style style:name="T9" style:family="text">
      <style:text-properties style:text-underline-style="none" officeooo:rsid="001a7a81"/>
    </style:style>
    <style:style style:name="T10" style:family="text">
      <style:text-properties style:text-underline-style="none" officeooo:rsid="001ca047"/>
    </style:style>
    <style:style style:name="T11" style:family="text">
      <style:text-properties style:text-underline-style="none" officeooo:rsid="001f4b24"/>
    </style:style>
    <style:style style:name="T12" style:family="text">
      <style:text-properties style:text-underline-style="none" officeooo:rsid="002087e2"/>
    </style:style>
    <style:style style:name="T13" style:family="text">
      <style:text-properties style:text-underline-style="none" officeooo:rsid="002166e4"/>
    </style:style>
    <style:style style:name="T14" style:family="text">
      <style:text-properties style:text-underline-style="none" officeooo:rsid="0022d1bf"/>
    </style:style>
    <style:style style:name="T15" style:family="text">
      <style:text-properties style:text-underline-style="none" officeooo:rsid="001d9ba3"/>
    </style:style>
    <style:style style:name="T16" style:family="text">
      <style:text-properties style:text-underline-style="none" officeooo:rsid="0024dd90"/>
    </style:style>
    <style:style style:name="T17" style:family="text">
      <style:text-properties style:text-underline-style="none" officeooo:rsid="0028c93c"/>
    </style:style>
    <style:style style:name="T18" style:family="text">
      <style:text-properties style:text-underline-style="none" officeooo:rsid="002a1bd3"/>
    </style:style>
    <style:style style:name="T19" style:family="text">
      <style:text-properties style:text-position="super 58%" style:text-underline-style="none"/>
    </style:style>
    <style:style style:name="T20" style:family="text">
      <style:text-properties fo:color="#2a6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ésultats Killer 2023</text:p>
      <text:p text:style-name="P9"/>
      <text:p text:style-name="P14">Classements :<text:span text:style-name="T1"> </text:span></text:p>
      <text:p text:style-name="P10"/>
      <text:p text:style-name="P6"><text:span text:style-name="T1">Taux de survie moyen </text:span><text:span text:style-name="T16">1</text:span><text:span text:style-name="T18">6,1</text:span><text:span text:style-name="T1">% (</text:span><text:span text:style-name="T16">5</text:span><text:span text:style-name="T18">1</text:span><text:span text:style-name="T1">/316)</text:span></text:p>
      <text:p text:style-name="P10"/>
      <text:p text:style-name="P3"><text:span text:style-name="T1">1</text:span><text:span text:style-name="T19">er</text:span><text:span text:style-name="T1"> → MP 37,</text:span><text:span text:style-name="T10">1</text:span><text:span text:style-name="T1">% (13/35)</text:span></text:p>
      <text:p text:style-name="P3"><text:span text:style-name="T1">2ème → PCSI </text:span><text:span text:style-name="T11">31,</text:span><text:span text:style-name="T12">3</text:span><text:span text:style-name="T11">%</text:span><text:span text:style-name="T1"> (1</text:span><text:span text:style-name="T11">5/48</text:span><text:span text:style-name="T1">)</text:span></text:p>
      <text:p text:style-name="P16"><text:span text:style-name="T1">3ème → </text:span><text:span text:style-name="T16">ECG1 1</text:span><text:span text:style-name="T18">8,1</text:span><text:span text:style-name="T16">% (</text:span><text:span text:style-name="T18">4</text:span><text:span text:style-name="T16">/22)</text:span></text:p>
      <text:p text:style-name="P16"><text:span text:style-name="T1">4ème → </text:span><text:span text:style-name="T14">HK 14,7% </text:span><text:span text:style-name="T1">(</text:span><text:span text:style-name="T14">5/34</text:span><text:span text:style-name="T1">)</text:span></text:p>
      <text:p text:style-name="P5"><text:span text:style-name="T1">5ème → </text:span><text:span text:style-name="T14">MPI 13,3% </text:span><text:span text:style-name="T1">(</text:span><text:span text:style-name="T14">2/15</text:span><text:span text:style-name="T1">)</text:span></text:p>
      <text:p text:style-name="P5"><text:span text:style-name="T1">6ème → </text:span><text:span text:style-name="T15">MPSI 12,5% </text:span><text:span text:style-name="T12">(6/48)</text:span></text:p>
      <text:p text:style-name="P5"><text:span text:style-name="T1">7ème → </text:span><text:span text:style-name="T12">PC* 9,1% (2/22)</text:span></text:p>
      <text:p text:style-name="P3"><text:span text:style-name="T1">8ème → </text:span><text:span text:style-name="T16">PSI 6,3% (2/32)</text:span></text:p>
      <text:p text:style-name="P5"><text:span text:style-name="T1">9ème → </text:span><text:span text:style-name="T13">ECG2 5% </text:span><text:span text:style-name="T1">(</text:span><text:span text:style-name="T13">1/20</text:span><text:span text:style-name="T1">)</text:span></text:p>
      <text:p text:style-name="P3"><text:span text:style-name="T1">10ème → </text:span><text:span text:style-name="T16">KH 4,8% (1/21)</text:span></text:p>
      <text:p text:style-name="P3"><text:span text:style-name="T1">11ème → MP2I 0% (0/1</text:span><text:span text:style-name="T12">9</text:span><text:span text:style-name="T1">)</text:span></text:p>
      <text:p text:style-name="P2"/>
      <text:p text:style-name="P1"><text:span text:style-name="T20">Récompenses spéciales :</text:span><text:span text:style-name="T1"> </text:span></text:p>
      <text:p text:style-name="P13"/>
      <text:p text:style-name="P4"><text:span text:style-name="T2">Meilleure classe killeuse : </text:span><text:span text:style-name="T1">MP <text:s/>(74 kills)</text:span></text:p>
      <text:p text:style-name="P11"/>
      <text:p text:style-name="P4"><text:span text:style-name="T2">Meilleur killeur : </text:span><text:span text:style-name="T1">Paul Desmichel 11 kills </text:span><text:span text:style-name="T3">(MP)</text:span></text:p>
      <text:p text:style-name="P12">Antony Pontais (MP) et Paul Desmichel (MP) 4 kills en 1 journée</text:p>
      <text:p text:style-name="P12"/>
      <text:p text:style-name="P6"><text:span text:style-name="T2">Mort le plus rapide :</text:span><text:span text:style-name="T4"> </text:span><text:span text:style-name="T8">Coralie</text:span><text:span text:style-name="T1"> </text:span><text:span text:style-name="T17">(MPSI) </text:span><text:span text:style-name="T9">30 minutes</text:span></text:p>
      <text:p text:style-name="P11"/>
      <text:p text:style-name="P8"><text:span text:style-name="T3">Plus belle</text:span><text:span text:style-name="T1"> stratégie </text:span><text:span text:style-name="T3">de kill :</text:span><text:span text:style-name="T5"> S</text:span><text:span text:style-name="T6">oury Gaëtan (PSI)</text:span></text:p>
      <text:p text:style-name="P7"><text:span text:style-name="T7">D</text:span><text:span text:style-name="T4">emande à sa copine de parler avec sa cible, de l’inviter chez elle, puis il l’a t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5T22:24:32.053000000</meta:creation-date>
    <dc:date>2023-12-19T20:39:31.695000000</dc:date>
    <meta:editing-duration>P1DT18M21S</meta:editing-duration>
    <meta:editing-cycles>11</meta:editing-cycles>
    <meta:generator>Trio_Office/6.2.8.2$Windows_x86 LibreOffice_project/</meta:generator>
    <meta:document-statistic meta:table-count="0" meta:image-count="0" meta:object-count="0" meta:page-count="1" meta:paragraph-count="21" meta:word-count="131" meta:character-count="675" meta:non-whitespace-character-count="562"/>
  </office:meta>
</office:document-meta>
</file>